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MUSIC GENRE CLASSIFICATION USING DEEP LEARNING<text:s/></text:p>
      <text:p text:style-name="P2">Python code:</text:p>
      <text:p text:style-name="P3">Import os</text:p>
      <text:p text:style-name="P4">Import numpy as np</text:p>
      <text:p text:style-name="P5">Import librosa</text:p>
      <text:p text:style-name="P6">From sklearn.model_selection import train_test_split</text:p>
      <text:p text:style-name="P7">From sklearn.preprocessing import LabelEncoder</text:p>
      <text:p text:style-name="P8">From keras.utils import to_categorical</text:p>
      <text:p text:style-name="P9">From keras.models import Sequential</text:p>
      <text:p text:style-name="P10">From keras.layers import Dense, Dropout, Flatten, Conv2D, MaxPooling2D</text:p>
      <text:p text:style-name="P11"/>
      <text:p text:style-name="P12"># Function to extract features from audio files</text:p>
      <text:p text:style-name="P13">Def extract_features(file_path):</text:p>
      <text:p text:style-name="P14"><text:s text:c="4"/>Try:</text:p>
      <text:p text:style-name="P15"><text:s text:c="8"/>Audio, sample_rate = librosa.load(file_path, res_type=’kaiser_fast’)<text:s/></text:p>
      <text:p text:style-name="P16"><text:s text:c="8"/>Mfccs = librosa.feature.mfcc(y=audio, sr=sample_rate, n_mfcc=40)</text:p>
      <text:p text:style-name="P17"><text:s text:c="8"/>Mfccs_processed = np.mean(mfccs.T,axis=0)</text:p>
      <text:p text:style-name="P18"><text:s text:c="4"/>Except Exception as e:</text:p>
      <text:p text:style-name="P19"><text:s text:c="8"/>Print(“Error encountered while parsing file: “, file_path)</text:p>
      <text:p text:style-name="P20"><text:s text:c="8"/>Return None, None</text:p>
      <text:p text:style-name="P21"><text:s text:c="4"/>Return mfccs_processed</text:p>
      <text:p text:style-name="P22"/>
      <text:p text:style-name="P23"># Define the dataset directory</text:p>
      <text:p text:style-name="P24">Data_dir = ‘/path/to/music_dataset’</text:p>
      <text:p text:style-name="P25">Genres = os.listdir(data_dir)</text:p>
      <text:p text:style-name="P26"/>
      <text:p text:style-name="P27"># Load the data</text:p>
      <text:p text:style-name="P28">All_features = []</text:p>
      <text:p text:style-name="P29">All_labels = []</text:p>
      <text:p text:style-name="P30">For genre in genres:</text:p>
      <text:p text:style-name="P31"><text:s text:c="4"/>Genre_dir = os.path.join(data_dir, genre)</text:p>
      <text:p text:style-name="P32"><text:s text:c="4"/>For filename in os.listdir(genre_dir):</text:p>
      <text:p text:style-name="P33"><text:s text:c="8"/>File_path = os.path.join(genre_dir, filename)</text:p>
      <text:p text:style-name="P34"><text:s text:c="8"/>Features = extract_features(file_path)</text:p>
      <text:p text:style-name="P35"><text:s text:c="8"/>If features is not None:</text:p>
      <text:p text:style-name="P36"><text:s text:c="12"/>All_features.append(features)</text:p>
      <text:p text:style-name="P37"><text:s text:c="12"/>All_labels.append(genre)</text:p>
      <text:p text:style-name="P38"/>
      <text:p text:style-name="P39"># Convert features and labels to numpy arrays</text:p>
      <text:p text:style-name="P40">X = np.array(all_features)</text:p>
      <text:p text:style-name="P41">Y = np.array(all_labels)</text:p>
      <text:p text:style-name="P42"/>
      <text:p text:style-name="P43"># Encode labels</text:p>
      <text:p text:style-name="P44">Label_encoder = LabelEncoder()</text:p>
      <text:p text:style-name="P45">Y_encoded = label_encoder.fit_transform(y)</text:p>
      <text:p text:style-name="P46">Y_encoded = to_categorical(y_encoded)</text:p>
      <text:p text:style-name="P47"/>
      <text:p text:style-name="P48"># Split data into train and test sets</text:p>
      <text:p text:style-name="P49">X_train, X_test, y_train, y_test = train_test_split(X, y_encoded, test_size=0.2, random_state=42)</text:p>
      <text:p text:style-name="P50"/>
      <text:p text:style-name="P51"># Define the model architecture</text:p>
      <text:p text:style-name="P52">Model = Sequential()</text:p>
      <text:p text:style-name="P53">Model.add(Dense(256, activation=’relu’, input_shape=(X_train.shape[1],)))</text:p>
      <text:p text:style-name="P54">Model.add(Dense(128, activation=’relu’))</text:p>
      <text:p text:style-name="P55">Model.add(Dropout(0.5))</text:p>
      <text:p text:style-name="P56">Model.add(Dense(64, activation=’relu’))</text:p>
      <text:p text:style-name="P57">Model.add(Dense(len(genres), activation=’softmax’))</text:p>
      <text:p text:style-name="P58"/>
      <text:p text:style-name="P59"># Compile the model</text:p>
      <text:p text:style-name="P60">Model.compile(loss=’categorical_crossentropy’, optimizer=’adam’, metrics=[‘accuracy’])</text:p>
      <text:p text:style-name="P61"/>
      <text:p text:style-name="P62"># Train the model</text:p>
      <text:p text:style-name="P63">Model.fit(X_train, y_train, epochs=50, batch_size=32, validation_data=(X_test, y_test))</text:p>
      <text:p text:style-name="P64"/>
      <text:p text:style-name="P65"># Evaluate the model</text:p>
      <text:p text:style-name="P66">Loss, accuracy = model.evaluate(X_test, y_test)</text:p>
      <text:p text:style-name="P67">Print(“Test Loss:”, loss)</text:p>
      <text:p text:style-name="P68">Print(“Test Accuracy:”, accuracy)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umathibalamuruganbscv@gmail.com</meta:initial-creator>
    <dc:creator>charumathibalamuruganbscv@gmail.com</dc:creator>
    <meta:creation-date>2024-04-04T15:10:00Z</meta:creation-date>
    <dc:date>2024-04-04T15:10:00Z</dc:date>
    <meta:template xlink:href="Normal.dotm" xlink:type="simple"/>
    <meta:editing-cycles>11</meta:editing-cycles>
    <meta:editing-duration>PT420S</meta:editing-duration>
    <meta:document-statistic meta:page-count="1" meta:paragraph-count="4" meta:word-count="337" meta:character-count="2256" meta:row-count="16" meta:non-whitespace-character-count="1923"/>
  </office:meta>
</office:document-meta>
</file>